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Standaard" style:master-page-name="MP0" style:family="paragraph">
      <style:paragraph-properties fo:break-before="page" fo:text-align="center"/>
      <style:text-properties fo:font-weight="bold" style:font-weight-asian="bold" style:font-weight-complex="bold"/>
    </style:style>
    <style:style style:name="P2" style:parent-style-name="Standaard" style:family="paragraph">
      <style:text-properties fo:font-weight="bold" style:font-weight-asian="bold" style:font-weight-complex="bold"/>
    </style:style>
    <style:style style:name="P3" style:parent-style-name="Standaard" style:family="paragraph">
      <style:paragraph-properties fo:text-align="center"/>
      <style:text-properties fo:font-weight="bold" style:font-weight-asian="bold" style:font-weight-complex="bold"/>
    </style:style>
  </office:automatic-styles>
  <office:body>
    <office:text text:use-soft-page-breaks="true">
      <text:p text:style-name="P1">Health&amp;safety<text:s/></text:p>
      <text:p text:style-name="Standaard">Voor ons project hebben wij gekeken naar problemen waar FreshChoice mee te maken heeft. Eén van de grootste problemen is dat veel klanten in Nederland last hebben van allergieën. Daarom willen wij een systeem maken dat klanten helpt om veilig producten te kiezen. Uit cijfers van het CBS, die via de NOS zijn gedeeld, blijkt dat in 2023 ongeveer 1 op de 5 Nederlanders een allergie heeft. Dat zijn heel veel mensen. In 2014 was dit nog 18 procent, maar in 2023 is dit gestegen naar 21 procent. Vooral mensen tussen de 25 en 35 jaar hebben vaker een allergie: bijna 30 procent van hen geeft aan dat ze allergische klachten hebben. Ook blijkt dat mensen in steden vaker allergieën hebben dan mensen op het platteland. Omdat FreshChoice winkels heeft in de buurt van Eindhoven, waar veel stedelijke invloed is, is de kans groot dat veel van hun klanten allergieën hebben.</text:p>
      <text:p text:style-name="P2">oplossing</text:p>
      <text:p text:style-name="Standaard">Door deze informatie werd het duidelijk dat de supermarkt iets moet doen om klanten met allergieën beter te beschermen. Daarom hebben wij ervoor gekozen om een website te maken waar klanten tijdens de registratie kunnen aangeven waarvoor ze allergisch zijn. Het systeem slaat deze allergieën op in hun profiel. Wanneer de klant daarna producten bekijkt, filtert de website automatisch alle producten weg die een allergeen bevatten waarvoor de klant allergisch is. De klant ziet dus alleen producten die veilig zijn en geen risico geven. Dit maakt het winkelen niet alleen makkelijker, maar vooral ook veel veiliger.</text:p>
      <text:p text:style-name="Standaard">Wij hebben voor deze oplossing gekozen omdat de cijfers laten zien dat allergieën in Nederland veel voorkomen. Omdat het om een grote groep mensen gaat, vinden wij dat FreshChoice verplicht is om hier rekening mee te houden. Zeker omdat sommige allergieën ernstige of gevaarlijke reacties kunnen veroorzaken. Ons systeem helpt klanten om geen fouten te maken bij het kiezen van producten. Ze hoeven niet meer zelf alle etiketten te lezen, want de website filtert automatisch alles wat niet geschikt is.</text:p>
      <text:p text:style-name="Standaard"/>
      <text:p text:style-name="Standaard">https://nos.nl/artikel/2540732-1-op-5-nederlanders-gaf-in-2023-aan-last-te-hebben-van-een-allergie?utm_source=chatgpt.com</text:p>
      <text:p text:style-name="Standaard"/>
      <text:p text:style-name="Standaard"/>
      <text:p text:style-name="Standaard"/>
      <text:p text:style-name="Standaard"/>
      <text:p text:style-name="Standaard"/>
      <text:p text:style-name="Standaard"/>
      <text:p text:style-name="Standaard"/>
      <text:p text:style-name="P3">Supply chain</text:p>
      <text:p text:style-name="Standaard"/>
      <text:p text:style-name="Standaard">Voor ons project hebben wij gekeken naar problemen waar FreshChoice in de dagelijkse praktijk mee te maken heeft. Eén van de belangrijkste problemen is dat het orderpicken in de winkel veel tijd kost en snel fout gaat. Medewerkers moeten vaak lange afstanden lopen, producten zoeken die soms lastig te vinden zijn en bestellingen handmatig controleren. Hierdoor duurt het verzamelen van een bestelling langer dan nodig is en kunnen er sneller fouten ontstaan. Dit maakt het proces duur en onbetrouwbaar, vooral als er veel bestellingen tegelijk binnenkomen.</text:p>
      <text:p text:style-name="Standaard">In een artikel van WarehouseTotaal staat dat orderpicking één van de duurste onderdelen is binnen magazijnen en winkels. In sommige gevallen gaat wel 40 procent van alle kosten naar dit onderdeel. Dit komt doordat medewerkers veel heen en weer lopen, de routes niet logisch zijn en er geen duidelijk systeem is dat helpt om sneller te werken. Het artikel zegt dat bedrijven dit kunnen verbeteren door slimme technologie te gebruiken, zoals digitale systemen die de beste looproute berekenen of scanners die laten zien welke producten nodig zijn.</text:p>
      <text:p text:style-name="Standaard">Omdat FreshChoice afhankelijk is van leveranciers en transport, kunnen vertragingen in de supply chain ervoor zorgen dat producten te laat binnenkomen of dat er tijdelijk weinig voorraad is. In zulke situaties is het extra belangrijk dat de interne processen in de winkel wél goed werken. Als het orderpicken dan snel en foutloos verloopt, kunnen bestellingen toch op tijd klaarstaan voor klanten, ook wanneer de levering niet ideaal verloopt.</text:p>
      <text:p text:style-name="Standaard">Daarom hebben wij gekozen om een webapplicatie te maken die medewerkers helpt met het orderpicken. In onze app kunnen medewerkers een bestelling openen, waarna automatisch wordt berekend welke producten ze moeten pakken en in welke volgorde. De app laat precies zien waar elk product in de winkel ligt en geeft een route die zo kort mogelijk is. Hierdoor hoeven medewerkers niet meer zelf te zoeken of na te denken over de beste volgorde. Dit maakt het orderpicken sneller, makkelijker en veel betrouwbaarder.</text:p>
      <text:p text:style-name="Standaard">https://www.warehousetotaal.nl/e-commerce/opslag-orderpicking/orderpick-optimalisatie-wat-is-het-en-waarom-het-belangrijk-is/13714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assan,Abdulkhadir A.M.</meta:initial-creator>
    <dc:creator>Hassan,Abdulkhadir A.M.</dc:creator>
    <meta:creation-date>2025-12-15T15:16:00Z</meta:creation-date>
    <dc:date>2025-12-15T15:16:00Z</dc:date>
    <meta:template xlink:href="Normal" xlink:type="simple"/>
    <meta:editing-cycles>2</meta:editing-cycles>
    <meta:editing-duration>PT60S</meta:editing-duration>
    <meta:document-statistic meta:page-count="2" meta:paragraph-count="8" meta:word-count="668" meta:character-count="4340" meta:row-count="30" meta:non-whitespace-character-count="3680"/>
  </office:meta>
</office:document-meta>
</file>